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Vorschlag für Gliederung</text:p>
      <text:p text:style-name="Standard"/>
      <text:p text:style-name="Standard"><text:s text:c="4"/>Titelfolie mit Projektnamen, Namen der Teammitglieder (1 Folie)</text:p>
      <text:p text:style-name="Standard"><text:s text:c="4"/>Beschreibung des Vorhabens mit dem Ziel Interesse zu wecken</text:p>
      <text:p text:style-name="Standard"><text:s text:c="4"/>(1 Folie, etwa 300 Zeichen Text)</text:p>
      <text:p text:style-name="Standard"><text:s text:c="4"/>Bilder der Einzelszenen aus Storyboard</text:p>
      <text:p text:style-name="Standard"><text:s text:c="8"/>Auflistung, welche Objekte notwendig sind</text:p>
      <text:p text:style-name="Standard"><text:s text:c="8"/>Auflistung, welche Animationen</text:p>
      <text:p text:style-name="Standard"><text:s text:c="8"/>Auflistung, welche Szenen</text:p>
      <text:p text:style-name="Standard"><text:s text:c="8"/>Auflistung, welche Shots</text:p>
      <text:p text:style-name="Standard"><text:s text:c="4"/>Zeitplanung (wer macht was in welcher Woche?)</text:p>
      <text:p text:style-name="Standard"><text:s text:c="4"/>Wer übernimmt welche Objekte, wer welche Animationen, wer welche Szenen?</text:p>
      <text:p text:style-name="Standard"><text:s text:c="4"/>Wo liegt das größte Risiko?</text:p>
      <text:p text:style-name="Standard"><text:s text:c="8"/>Wie sieht die Notlösung aus?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7in" fo:margin-left="1.3784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velina</meta:initial-creator>
    <dc:creator>Evelina</dc:creator>
    <meta:creation-date>2015-11-15T22:13:00Z</meta:creation-date>
    <dc:date>2015-11-16T02:27:00Z</dc: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89" meta:row-count="4" meta:non-whitespace-character-count="502"/>
  </office:meta>
</office:document-meta>
</file>